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"/>
    <style:font-face style:name="CAC Krazy Legs" svg:font-family="'CAC Krazy Legs'"/>
    <style:font-face style:name="Celtic" svg:font-family="Celtic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enders of Eltara</text:p>
      <text:p text:style-name="Standard"/>
      <text:p text:style-name="Standard"><text:s text:c="12"/>“Gather ‘round and I shall relate to you the tale of how all the peoples of Eltara came together to protect her, and how the Trolls came to be self-appointed guardians of this world.</text:p>
      <text:p text:style-name="Standard"/>
      <text:p text:style-name="Standard"><text:s text:c="10"/>“And so it was that the Myrae came again to Eltara. <text:s/>They came to find their children, and also to harvest the natural aspects of Eltara’s peoples. <text:s/>Rapidly, the choice was made to gather with the other races and fight as one against the Myrae. <text:s/>From the ranks, the heroes rose. <text:s/>Each hero a different race, each bringing a different talent to use against the foe. <text:s/>Ours was known as Meldira the Invincible. <text:s/>She stood with her army, along with the others – Elves and Seers, Speakers and Dwarves. <text:s/>Even the children of the Myrae, those who they wished to use against us, stood by our side. <text:s/>Finally came the animals, the lizard-kin, the cat-like Felinorians, and their mortal enemies, the Canioriens.</text:p>
      <text:p text:style-name="Standard"/>
      <text:p text:style-name="Standard"><text:s text:c="10"/>“With the rising of the sun, that which is now known as the Great Battle began. <text:s/>For many days we fought. <text:s/>Those days turned into weeks, the weeks into months, the death tolls mounting into the thousands on both sides. <text:s/>During this time, one generation died and another was born to replace it. <text:s/>It was then that the tide turned, the strength of the new generation feeding it, and we began to push back the enemy. <text:s/>Some call it the Great Day, others the Last Day, it was the day of endings. <text:s/>The war raged in a place now called the Lost Heroes Valley. <text:s/>Forced into retreat, the Myrae entered what they thought was a pass to safety. <text:s/>They wished to escape and regroup as night fell. <text:s/>The battle began to slow, the wounded were collected, the dead were honored, defenses were set. <text:s/>There came a voice. <text:s/>She spoke the words of peace, the melodious tones flowed as if they were the air itself.</text:p>
      <text:p text:style-name="Standard"/>
      <text:p text:style-name="Standard"><text:s text:c="10"/>“’Together you have come,’ she said, ‘to do battle for my safety. <text:s/>For this you will all prosper. <text:s/>Fear not your enemy any longer, for you have driven them from me. <text:s/>Rest now. <text:s/>Soon the rebuilding will begin. <text:s/>Your cities and your people will grow and be well. <text:s/>You have brought peace to Eltara and in doing so, brought peace to me. <text:s/>Sleep now, rest. <text:s/>None shall need fear the night.’ <text:s/>And as her words drifted on the wind, we lay down and slept.</text:p>
      <text:p text:style-name="Standard"/>
      <text:p text:style-name="Standard"><text:s text:c="10"/>“Awakening, we found our heroes together. <text:s/>Their naked and unarmed bodies lay connected in a circle. <text:s/>Within the circle we found their oath – ‘To you, Lioryn, we give our spirits, to call upon when you have need. <text:s text:c="2"/>When you need us, we shall be born again to take up arms in your defense. <text:s/>This we do so swear.’ <text:s/>After a day of mourning and preparing the heroes for burial, we again arose, finding this time, their bodies gone as well.</text:p>
      <text:p text:style-name="Standard"/>
      <text:p text:style-name="Standard"><text:s text:c="10"/>“As we began our slow, grief-filled travels home, we the Trolls stood at the edge of the valley. <text:s/>As if of one mind, we again spoke words of oath. <text:s/>‘We the children and our children’s children do swear to honor the heroes, to fight beside them against any foe wishing to claim our home. <text:s/>As this planet once saved us, so do we swear to repay that debt now and for always. <text:s/>We shall stand guard against the continuing threat of invaders as the first line of defense and never again allow an enemy to attack us unawares.’</text:p>
      <text:p text:style-name="Standard"><text:s text:c="10"/>“And so the heroes sacrificed their lives, and the Trolls devoted theirs to the continuing safety of Eltara and all her people.”</text:p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"/>
    <style:font-face style:name="CAC Krazy Legs" svg:font-family="'CAC Krazy Legs'"/>
    <style:font-face style:name="Celtic" svg:font-family="Celtic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0:13:09.865435874</meta:creation-date>
    <dc:date>2018-08-27T10:16:35.779797318</dc:date>
    <meta:editing-duration>PT3M26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9" meta:word-count="606" meta:character-count="3390" meta:non-whitespace-character-count="2679"/>
  </office:meta>
</office:document-meta>
</file>